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135a36" officeooo:paragraph-rsid="00135a36" style:font-weight-asian="bold" style:font-weight-complex="bold"/>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text-properties officeooo:paragraph-rsid="0013c058"/>
    </style:style>
    <style:style style:name="P7" style:family="paragraph" style:parent-style-name="Heading_20_1">
      <style:text-properties officeooo:paragraph-rsid="0013c058"/>
    </style:style>
    <style:style style:name="P8" style:family="paragraph" style:parent-style-name="Heading_20_2">
      <style:text-properties officeooo:paragraph-rsid="0013c058"/>
    </style:style>
    <style:style style:name="P9" style:family="paragraph" style:parent-style-name="Heading_20_3">
      <style:text-properties officeooo:paragraph-rsid="0013c058"/>
    </style:style>
    <style:style style:name="P10" style:family="paragraph" style:parent-style-name="Text_20_body">
      <style:text-properties officeooo:rsid="002e793a" officeooo:paragraph-rsid="0013c058"/>
    </style:style>
    <style:style style:name="P11" style:family="paragraph" style:parent-style-name="Text_20_body">
      <style:paragraph-properties fo:text-align="start" style:justify-single-word="false"/>
      <style:text-properties fo:font-weight="normal" officeooo:rsid="00135a36" officeooo:paragraph-rsid="0013c058" style:font-weight-asian="normal" style:font-weight-complex="normal"/>
    </style:style>
    <style:style style:name="P12" style:family="paragraph" style:parent-style-name="Text_20_body">
      <style:text-properties officeooo:rsid="00142412" officeooo:paragraph-rsid="00142412"/>
    </style:style>
    <style:style style:name="P13" style:family="paragraph" style:parent-style-name="Text_20_body" style:list-style-name="L1">
      <style:text-properties officeooo:rsid="00142412" officeooo:paragraph-rsid="00142412"/>
    </style:style>
    <style:style style:name="P14" style:family="paragraph" style:parent-style-name="Text_20_body" style:list-style-name="L2">
      <style:text-properties officeooo:rsid="00142412" officeooo:paragraph-rsid="00142412"/>
    </style:style>
    <style:style style:name="P15" style:family="paragraph" style:parent-style-name="Text_20_body" style:list-style-name="L2">
      <style:text-properties officeooo:rsid="00211040" officeooo:paragraph-rsid="00211040"/>
    </style:style>
    <style:style style:name="P16" style:family="paragraph" style:parent-style-name="Text_20_body" style:list-style-name="L3">
      <style:text-properties officeooo:rsid="00142412" officeooo:paragraph-rsid="00142412"/>
    </style:style>
    <style:style style:name="P17" style:family="paragraph" style:parent-style-name="Text_20_body" style:list-style-name="L3">
      <style:text-properties officeooo:rsid="0017c2cc" officeooo:paragraph-rsid="0017c2cc"/>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19" style:family="paragraph" style:parent-style-name="Text_20_body">
      <style:text-properties officeooo:rsid="00142412" officeooo:paragraph-rsid="0015de26"/>
    </style:style>
    <style:style style:name="P20" style:family="paragraph" style:parent-style-name="Text_20_body" style:list-style-name="L1">
      <style:text-properties officeooo:rsid="00142412" officeooo:paragraph-rsid="0015de26"/>
    </style:style>
    <style:style style:name="P21" style:family="paragraph" style:parent-style-name="Text_20_body">
      <style:text-properties officeooo:paragraph-rsid="001ad38b"/>
    </style:style>
    <style:style style:name="P22" style:family="paragraph" style:parent-style-name="Text_20_body" style:list-style-name="L2">
      <style:text-properties officeooo:rsid="00142412" officeooo:paragraph-rsid="0015de26"/>
    </style:style>
    <style:style style:name="P23" style:family="paragraph" style:parent-style-name="Text_20_body">
      <style:text-properties officeooo:rsid="0026dff7" officeooo:paragraph-rsid="0026dff7"/>
    </style:style>
    <style:style style:name="P24" style:family="paragraph" style:parent-style-name="Text_20_body">
      <style:text-properties officeooo:paragraph-rsid="002c606f"/>
    </style:style>
    <style:style style:name="P25" style:family="paragraph" style:parent-style-name="Heading_20_1">
      <style:text-properties officeooo:paragraph-rsid="0015de26"/>
    </style:style>
    <style:style style:name="P26" style:family="paragraph" style:parent-style-name="Heading_20_3">
      <style:text-properties officeooo:paragraph-rsid="0015de26"/>
    </style:style>
    <style:style style:name="P27" style:family="paragraph" style:parent-style-name="Text_20_body" style:list-style-name="L3">
      <style:text-properties officeooo:rsid="00142412" officeooo:paragraph-rsid="0015de26"/>
    </style:style>
    <style:style style:name="P28" style:family="paragraph" style:parent-style-name="Text_20_body" style:list-style-name="L3">
      <style:text-properties officeooo:rsid="002e1680" officeooo:paragraph-rsid="002e1680"/>
    </style:style>
    <style:style style:name="P29" style:family="paragraph" style:parent-style-name="Text_20_body" style:list-style-name="L3">
      <style:text-properties officeooo:rsid="002ea0d9" officeooo:paragraph-rsid="002ea0d9"/>
    </style:style>
    <style:style style:name="P30" style:family="paragraph" style:parent-style-name="Text_20_body" style:list-style-name="L3">
      <style:text-properties officeooo:rsid="0032be66" officeooo:paragraph-rsid="0032be66"/>
    </style:style>
    <style:style style:name="P31" style:family="paragraph" style:parent-style-name="Standard">
      <style:text-properties fo:font-size="12pt" officeooo:rsid="00247666" officeooo:paragraph-rsid="0025a2f9" style:font-size-asian="12pt" style:font-size-complex="12pt"/>
    </style:style>
    <style:style style:name="P32" style:family="paragraph" style:parent-style-name="Standard">
      <style:text-properties fo:font-size="12pt" officeooo:rsid="00247666" officeooo:paragraph-rsid="003944a5" style:font-size-asian="12pt" style:font-size-complex="12pt"/>
    </style:style>
    <style:style style:name="T1" style:family="text">
      <style:text-properties officeooo:rsid="003cb9a7"/>
    </style:style>
    <style:style style:name="T2" style:family="text">
      <style:text-properties officeooo:rsid="002fbad9"/>
    </style:style>
    <style:style style:name="T3" style:family="text">
      <style:text-properties officeooo:rsid="002e793a"/>
    </style:style>
    <style:style style:name="T4" style:family="text">
      <style:text-properties officeooo:rsid="0013c058"/>
    </style:style>
    <style:style style:name="T5" style:family="text">
      <style:text-properties officeooo:rsid="001ad38b"/>
    </style:style>
    <style:style style:name="T6" style:family="text">
      <style:text-properties officeooo:rsid="0038eb4c"/>
    </style:style>
    <style:style style:name="T7" style:family="text">
      <style:text-properties officeooo:rsid="001e7286"/>
    </style:style>
    <style:style style:name="T8" style:family="text">
      <style:text-properties officeooo:rsid="001c9d6a"/>
    </style:style>
    <style:style style:name="T9" style:family="text">
      <style:text-properties officeooo:rsid="0032be66"/>
    </style:style>
    <style:style style:name="T10" style:family="text">
      <style:text-properties officeooo:rsid="0025a2f9"/>
    </style:style>
    <style:style style:name="T11" style:family="text">
      <style:text-properties officeooo:rsid="002c606f"/>
    </style:style>
    <style:style style:name="T12" style:family="text">
      <style:text-properties officeooo:rsid="00275d9e"/>
    </style:style>
    <style:style style:name="T13" style:family="text">
      <style:text-properties officeooo:rsid="00297e59"/>
    </style:style>
    <style:style style:name="T14" style:family="text">
      <style:text-properties officeooo:rsid="002caf55"/>
    </style:style>
    <style:style style:name="T15" style:family="text">
      <style:text-properties officeooo:rsid="002e1680"/>
    </style:style>
    <style:style style:name="T16" style:family="text">
      <style:text-properties officeooo:rsid="0015de26"/>
    </style:style>
    <style:style style:name="T17" style:family="text">
      <style:text-properties officeooo:rsid="002f4a2d"/>
    </style:style>
    <style:style style:name="T18" style:family="text">
      <style:text-properties officeooo:rsid="003944a5"/>
    </style:style>
    <style:style style:name="T19" style:family="text">
      <style:text-properties officeooo:rsid="003a9baf"/>
    </style:style>
    <style:style style:name="T20" style:family="text">
      <style:text-properties officeooo:rsid="00422280"/>
    </style:style>
    <style:style style:name="T21" style:family="text">
      <style:text-properties officeooo:rsid="003b4276"/>
    </style:style>
    <style:style style:name="T22" style:family="text">
      <style:text-properties officeooo:rsid="003ee50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ment documentation</text:p>
      <text:p text:style-name="P1"/>
      <text:p text:style-name="P1">Ava sheriff </text:p>
      <text:p text:style-name="P1"/>
      <text:p text:style-name="P1">task 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848_2760687806" office:name="Reminder of functional and non functional requirements" text:style-name="Index_20_Link" text:visited-style-name="Index_20_Link">Reminder of functional and non functional requirements<text:tab/>3</text:a></text:p>
          <text:p text:style-name="P4"><text:a xlink:type="simple" xlink:href="#__RefHeading___Toc850_2760687806" office:name="Functional Requirements (F):" text:style-name="Index_20_Link" text:visited-style-name="Index_20_Link">Functional Requirements (F):<text:tab/>3</text:a></text:p>
          <text:p text:style-name="P5"><text:a xlink:type="simple" xlink:href="#__RefHeading___Toc852_2760687806" office:name="1 - Users (Customers):" text:style-name="Index_20_Link" text:visited-style-name="Index_20_Link">1 - Users (Customers):<text:tab/>3</text:a></text:p>
          <text:p text:style-name="P5"><text:a xlink:type="simple" xlink:href="#__RefHeading___Toc854_2760687806" office:name="2 - Staff:" text:style-name="Index_20_Link" text:visited-style-name="Index_20_Link">2 - Staff:<text:tab/>3</text:a></text:p>
          <text:p text:style-name="P5"><text:a xlink:type="simple" xlink:href="#__RefHeading___Toc856_2760687806" office:name="3 - General:" text:style-name="Index_20_Link" text:visited-style-name="Index_20_Link">3 - General:<text:tab/>3</text:a></text:p>
          <text:p text:style-name="P4"><text:a xlink:type="simple" xlink:href="#__RefHeading___Toc858_2760687806" office:name="Non-Functional Requirements (NF):" text:style-name="Index_20_Link" text:visited-style-name="Index_20_Link">Non-Functional Requirements (NF):<text:tab/>3</text:a></text:p>
          <text:p text:style-name="P5"><text:a xlink:type="simple" xlink:href="#__RefHeading___Toc860_2760687806" office:name="1 – Users:" text:style-name="Index_20_Link" text:visited-style-name="Index_20_Link">1 – Users:<text:tab/>3</text:a></text:p>
          <text:p text:style-name="P5"><text:a xlink:type="simple" xlink:href="#__RefHeading___Toc862_2760687806" office:name="2 – Staff:" text:style-name="Index_20_Link" text:visited-style-name="Index_20_Link">2 – Staff:<text:tab/>4</text:a></text:p>
          <text:p text:style-name="P5"><text:a xlink:type="simple" xlink:href="#__RefHeading___Toc864_2760687806" office:name="3 – General System:" text:style-name="Index_20_Link" text:visited-style-name="Index_20_Link">3 – General System:<text:tab/>4</text:a></text:p>
          <text:p text:style-name="P3"><text:a xlink:type="simple" xlink:href="#__RefHeading___Toc2450_3179840517" office:name="Versioning" text:style-name="Index_20_Link" text:visited-style-name="Index_20_Link">Versioning<text:tab/>4</text:a></text:p>
          <text:p text:style-name="P5"><text:a xlink:type="simple" xlink:href="#__RefHeading___Toc2468_3179840517" office:name="V1" text:style-name="Index_20_Link" text:visited-style-name="Index_20_Link">V1<text:tab/>4</text:a></text:p>
          <text:p text:style-name="P5"><text:a xlink:type="simple" xlink:href="#__RefHeading___Toc2470_3179840517" office:name="V2" text:style-name="Index_20_Link" text:visited-style-name="Index_20_Link">V2<text:tab/>4</text:a></text:p>
          <text:p text:style-name="P5"><text:a xlink:type="simple" xlink:href="#__RefHeading___Toc2472_3179840517" office:name="V3" text:style-name="Index_20_Link" text:visited-style-name="Index_20_Link">V3<text:tab/>5</text:a></text:p>
          <text:p text:style-name="P3"><text:a xlink:type="simple" xlink:href="#__RefHeading___Toc2452_3179840517" office:name="Limitations" text:style-name="Index_20_Link" text:visited-style-name="Index_20_Link">Limitations<text:tab/>5</text:a></text:p>
          <text:p text:style-name="P3"><text:a xlink:type="simple" xlink:href="#__RefHeading___Toc771_3961093915" office:name="Version 1" text:style-name="Index_20_Link" text:visited-style-name="Index_20_Link">Version 1<text:tab/>6</text:a></text:p>
          <text:p text:style-name="P5"><text:a xlink:type="simple" xlink:href="#__RefHeading___Toc773_3961093915" office:name="What I plan to make" text:style-name="Index_20_Link" text:visited-style-name="Index_20_Link">What I plan to make<text:tab/>6</text:a></text:p>
          <text:p text:style-name="P5"><text:a xlink:type="simple" xlink:href="#__RefHeading___Toc775_3961093915" office:name="What have I made" text:style-name="Index_20_Link" text:visited-style-name="Index_20_Link">What have I made<text:tab/>6</text:a></text:p>
          <text:p text:style-name="P3"><text:a xlink:type="simple" xlink:href="#__RefHeading___Toc777_3961093915" office:name="Version 2" text:style-name="Index_20_Link" text:visited-style-name="Index_20_Link">Version 2<text:tab/>7</text:a></text:p>
          <text:p text:style-name="P5"><text:a xlink:type="simple" xlink:href="#__RefHeading___Toc779_3961093915" office:name="What do I plan to make" text:style-name="Index_20_Link" text:visited-style-name="Index_20_Link">What do I plan to make<text:tab/>7</text:a></text:p>
          <text:p text:style-name="P5"><text:a xlink:type="simple" xlink:href="#__RefHeading___Toc781_3961093915" office:name="Description of what Ive made and what has changed" text:style-name="Index_20_Link" text:visited-style-name="Index_20_Link">Description of what Ive made and what has changed<text:tab/>7</text:a></text:p>
          <text:p text:style-name="P5"><text:a xlink:type="simple" xlink:href="#__RefHeading___Toc783_3961093915" office:name="Evaluation" text:style-name="Index_20_Link" text:visited-style-name="Index_20_Link">Evaluation<text:tab/>7</text:a></text:p>
          <text:p text:style-name="P3"><text:a xlink:type="simple" xlink:href="#__RefHeading___Toc785_3961093915" office:name="Version 3" text:style-name="Index_20_Link" text:visited-style-name="Index_20_Link">Version 3<text:tab/>7</text:a></text:p>
          <text:p text:style-name="P5"><text:a xlink:type="simple" xlink:href="#__RefHeading___Toc787_3961093915" office:name="What do I plan to make" text:style-name="Index_20_Link" text:visited-style-name="Index_20_Link">What do I plan to make<text:tab/>7</text:a></text:p>
          <text:p text:style-name="P5"><text:a xlink:type="simple" xlink:href="#__RefHeading___Toc789_3961093915" office:name="Description of what Ive made and what has change" text:style-name="Index_20_Link" text:visited-style-name="Index_20_Link">Description of what Ive made and what has change<text:tab/>7</text:a></text:p>
          <text:p text:style-name="P5"><text:a xlink:type="simple" xlink:href="#__RefHeading___Toc791_3961093915" office:name="Evaluation" text:style-name="Index_20_Link" text:visited-style-name="Index_20_Link">Evaluation<text:tab/>7</text:a></text:p>
        </text:index-body>
      </text:table-of-content>
      <text:p text:style-name="P1"/>
      <text:h text:style-name="P6" text:outline-level="1"><text:bookmark-start text:name="__RefHeading___Toc848_2760687806"/>Reminder of functional and non functional requirements<text:bookmark-end text:name="__RefHeading___Toc848_2760687806"/></text:h>
      <text:h text:style-name="P7" text:outline-level="1"/>
      <text:h text:style-name="P8" text:outline-level="2"><text:bookmark-start text:name="__RefHeading___Toc850_2760687806"/><text:span text:style-name="Strong_20_Emphasis">Functional Requirements (F):</text:span><text:bookmark-end text:name="__RefHeading___Toc850_2760687806"/></text:h>
      <text:h text:style-name="P9" text:outline-level="3"><text:bookmark-start text:name="__RefHeading___Toc852_2760687806"/><text:span text:style-name="Strong_20_Emphasis">1 - Users (Customers):</text:span><text:bookmark-end text:name="__RefHeading___Toc852_2760687806"/></text:h>
      <text:p text:style-name="P10">1.1: Users should be able to register for an account securely<text:line-break/>1.2: Users should be able to log in securely using their registered details<text:line-break/>1.3: Users must be able to book a consultation or installation appointment<text:line-break/>1.4: Users must be able to cancel a booking they have made.<text:line-break/>1.5: Users must have access to information about how to reduce their carbon footprint and the company’s green products.<text:line-break/>1.6: Users must be able to edit or reschedule a booking they have made.<text:line-break/>1.7: Users must be able to view a list of their bookings<text:line-break/>1.8: Users must be able to log out of their account securely.<text:line-break/>1.9: Users should be able to <text:span text:style-name="T1">see green products</text:span></text:p>
      <text:h text:style-name="P9" text:outline-level="3"><text:bookmark-start text:name="__RefHeading___Toc854_2760687806"/><text:span text:style-name="Strong_20_Emphasis">2 - Staff:</text:span><text:bookmark-end text:name="__RefHeading___Toc854_2760687806"/></text:h>
      <text:p text:style-name="P10">2.1: Staff must be able to log in to the system securely.<text:line-break/>2.2: Staff must be able to register new staff accounts <text:line-break/>2.3: Staff must be able to view their assigned appointments and see booking details <text:line-break/>2.4: Staff must be able to update or edit appointment information if necessary.<text:line-break/>2.5: Staff must be able to cancel appointments if required <text:line-break/>2.6: Staff must be able to log out securely after use.</text:p>
      <text:h text:style-name="P9" text:outline-level="3"><text:bookmark-start text:name="__RefHeading___Toc856_2760687806"/><text:span text:style-name="Strong_20_Emphasis"><text:span text:style-name="T2">3</text:span></text:span><text:span text:style-name="Strong_20_Emphasis"> - General:</text:span><text:bookmark-end text:name="__RefHeading___Toc856_2760687806"/></text:h>
      <text:p text:style-name="P10"><text:span text:style-name="T2">3</text:span>.1: The website should have clear navigation for easy access to main pages <text:line-break/><text:span text:style-name="T2">3</text:span>.3: The homepage must display general information about the company and its environmental mission.</text:p>
      <text:h text:style-name="P8" text:outline-level="2"><text:bookmark-start text:name="__RefHeading___Toc858_2760687806"/><text:span text:style-name="Strong_20_Emphasis">Non-Functional Requirements (NF):</text:span><text:bookmark-end text:name="__RefHeading___Toc858_2760687806"/></text:h>
      <text:h text:style-name="P9" text:outline-level="3"><text:bookmark-start text:name="__RefHeading___Toc860_2760687806"/><text:span text:style-name="Strong_20_Emphasis">1 – Users:</text:span><text:bookmark-end text:name="__RefHeading___Toc860_2760687806"/></text:h>
      <text:p text:style-name="P10">1.1: There must be a users table and user audit table in the database to store account and activity data.<text:line-break/>1.2: The system must connect to the database to retrieve and verify usernames and passwords securely.<text:line-break/>1.3: Passwords must meet strength requirements to <text:span text:style-name="T2">make sure account is secure </text:span><text:line-break/>1.4: Error handling must be implemented when a user registers or logs in<text:line-break/>1.5: The login system must prevent malicious input <text:span text:style-name="T2">with sanitisation </text:span></text:p>
      <text:h text:style-name="P9" text:outline-level="3"><text:bookmark-start text:name="__RefHeading___Toc862_2760687806"/><text:soft-page-break/><text:span text:style-name="Strong_20_Emphasis">2 – Staff:</text:span><text:bookmark-end text:name="__RefHeading___Toc862_2760687806"/></text:h>
      <text:p text:style-name="P10">2.1: There must be a staff table and staff audit table in the database.<text:line-break/>2.2: The system must connect to the database to verify staff credentials securely.<text:line-break/>2.3: Error handling must be implemented when registering or logging in staff members.<text:line-break/>2.4: The login and registration pages must validate input and prevent misuse or hacking attempts.</text:p>
      <text:h text:style-name="P9" text:outline-level="3"><text:bookmark-start text:name="__RefHeading___Toc864_2760687806"/><text:span text:style-name="Strong_20_Emphasis">3 – General System:</text:span><text:bookmark-end text:name="__RefHeading___Toc864_2760687806"/></text:h>
      <text:p text:style-name="P11"><text:span text:style-name="T3">3.1: The system must use an efficient relational database to store all data (users, staff, bookings, products, logs).<text:line-break/>3.2: Sensitive information must be encrypted or hashed to ensure data security.<text:line-break/>3.3: The system must be able to connect to and retrieve information from the database quickly and reliably.<text:line-break/>3.4: Users should not be able to access booking or account pages without logging in.<text:line-break/>3.5: Logged in users should not be able to access login or register pages again unless logged out.<text:line-break/>3.6: The system must prevent duplicate accounts using the same email or username.<text:line-break/>3.7: All error handling must be implemented correctly to make the code stable and robust.<text:line-break/>3.8: The colour scheme and layout should be accessible, with clear contrast for navigation buttons and text.<text:line-break/>3.9: information and text should be clear, simple, and easy to understand for users aged 30–60.</text:span> </text:p>
      <text:p text:style-name="P11"/>
      <text:h text:style-name="Heading_20_1" text:outline-level="1"><text:bookmark-start text:name="__RefHeading___Toc2450_3179840517"/><text:span text:style-name="T4">V</text:span>ersioning <text:bookmark-end text:name="__RefHeading___Toc2450_3179840517"/></text:h>
      <text:p text:style-name="P12">What I will build in each version </text:p>
      <text:h text:style-name="Heading_20_3" text:outline-level="3"><text:bookmark-start text:name="__RefHeading___Toc2468_3179840517"/>V1<text:bookmark-end text:name="__RefHeading___Toc2468_3179840517"/></text:h>
      <text:p text:style-name="P12">This is only the core segments I need they include: </text:p>
      <text:list xml:id="list752801929" text:style-name="L1">
        <text:list-item>
          <text:p text:style-name="P13">database which is the backbone of my system so this needs to be built first</text:p>
        </text:list-item>
        <text:list-item>
          <text:p text:style-name="P13">index page </text:p>
        </text:list-item>
        <text:list-item>
          <text:p text:style-name="P13">navigation and top bar </text:p>
        </text:list-item>
        <text:list-item>
          <text:p text:style-name="P13">registration </text:p>
        </text:list-item>
        <text:list-item>
          <text:p text:style-name="P13">very basic css to just make sure I can see it correctly so I can test properly </text:p>
        </text:list-item>
      </text:list>
      <text:h text:style-name="Heading_20_3" text:outline-level="3"><text:bookmark-start text:name="__RefHeading___Toc2470_3179840517"/>V2<text:bookmark-end text:name="__RefHeading___Toc2470_3179840517"/></text:h>
      <text:p text:style-name="P12">These are the must haves for the website, this includes:</text:p>
      <text:list xml:id="list2232085679" text:style-name="L2">
        <text:list-item>
          <text:p text:style-name="P14">login </text:p>
        </text:list-item>
        <text:list-item>
          <text:p text:style-name="P15">logout </text:p>
        </text:list-item>
        <text:list-item>
          <text:p text:style-name="P14">book</text:p>
        </text:list-item>
        <text:list-item>
          <text:p text:style-name="P14">view bookings </text:p>
        </text:list-item>
        <text:list-item>
          <text:p text:style-name="P14">cancel bookings </text:p>
        </text:list-item>
        <text:list-item>
          <text:p text:style-name="P14"><text:soft-page-break/>staff register </text:p>
        </text:list-item>
        <text:list-item>
          <text:p text:style-name="P14">staff login </text:p>
        </text:list-item>
        <text:list-item>
          <text:p text:style-name="P14">staff view bookings </text:p>
        </text:list-item>
        <text:list-item>
          <text:p text:style-name="P14">staff cancel bookings </text:p>
        </text:list-item>
      </text:list>
      <text:h text:style-name="Heading_20_3" text:outline-level="3"><text:bookmark-start text:name="__RefHeading___Toc2472_3179840517"/>V3<text:bookmark-end text:name="__RefHeading___Toc2472_3179840517"/></text:h>
      <text:p text:style-name="P12">These are the nice to haves:</text:p>
      <text:list xml:id="list1869952949" text:style-name="L3">
        <text:list-item>
          <text:p text:style-name="P16">css for the website to make it look nice </text:p>
        </text:list-item>
        <text:list-item>
          <text:p text:style-name="P16">changing appointments </text:p>
        </text:list-item>
        <text:list-item>
          <text:p text:style-name="P16">auditing </text:p>
        </text:list-item>
        <text:list-item>
          <text:p text:style-name="P16">staff change booking </text:p>
        </text:list-item>
        <text:list-item>
          <text:p text:style-name="P16">view of products available </text:p>
        </text:list-item>
        <text:list-item>
          <text:p text:style-name="P17">checking password strength </text:p>
        </text:list-item>
      </text:list>
      <text:p text:style-name="Text_20_body"/>
      <text:h text:style-name="Heading_20_1" text:outline-level="1"><text:bookmark-start text:name="__RefHeading___Toc2452_3179840517"/><text:span text:style-name="T4">L</text:span>imitations<text:bookmark-end text:name="__RefHeading___Toc2452_3179840517"/></text:h>
      <text:p text:style-name="P18">In my circumstances there are some factors that affect my code and what I am coding. One factor affecting what I am coding is that we are running locally with restrictions, this means when I’m hashing passwords I cant use any other way other then the standard hashing. I cant import or get any other hashing or encryption methods like SHA256. We use hashing so when a password is sent though the hashing algorithm it cant be revered, this protects the password so no one can find out or decrypt to see the password and gain access, stopping this security risk. There are many ways we can do this and as I have said I am not able to use other more secure encryption and hashing method so ill have to use the standard but if I was going to do this in industry I would use other methods.</text:p>
      <text:p text:style-name="P18">Another issue I have because I am limited is how I am accessing the database and connecting to it, In my code I use root password and username to access the data base with, this is not secure, but on these local and restricted computers I’m not able to set up the different accounts and ways to access the data base for different purposes, like delete and select. For now I will be using root but this is not secure because if someone sees the code or hacks into the code they will then be able to have full access to the database, in addition storing the different access ways in code and the details is not secure ether and this should be done differently to make sure if someone dose mange to access or find the code they cant access the database in any way, if they can they will be able to get all sorts of data. So if I was doing this in industry I would use different accounts for different access and it would not be stored in code in plain sight that is easy to see and hack into, I would store in environmental variables which are protected making the database is more secure.</text:p>
      <text:p text:style-name="P18">Lastly my php admin is not a fully or very secure database, it is weak to brute force attacks as it has predictable URLs making it easy for someone to guess and brute force into the database. It has also had security vulnerability in the past and if not up to date or not configured and secured properly <text:soft-page-break/>can have many vulnerability and access points for a hacker to gain access, these are just some of the reasons but if you make sure your not using root to access and you have an up to date version with</text:p>
      <text:p text:style-name="P18">properly set up security it may be <text:span text:style-name="T4">alright</text:span> to use, however in industry they may chose to use other database management tools or will be able to set up the correct methods to secure it.</text:p>
      <text:h text:style-name="Heading_20_1" text:outline-level="1"><text:bookmark-start text:name="__RefHeading___Toc771_3961093915"/>Version 1<text:bookmark-end text:name="__RefHeading___Toc771_3961093915"/></text:h>
      <text:h text:style-name="Heading_20_3" text:outline-level="3"><text:bookmark-start text:name="__RefHeading___Toc773_3961093915"/>What I plan to make <text:bookmark-end text:name="__RefHeading___Toc773_3961093915"/></text:h>
      <text:p text:style-name="P19">This is only the core segments I need they include: </text:p>
      <text:list text:continue-list="list752801929" text:style-name="L1">
        <text:list-item>
          <text:p text:style-name="P20">database which is the backbone of my system so this needs to be built first <text:span text:style-name="T5">as all the code and system is reliant on it so I’m building all my tables and linking them. </text:span><text:span text:style-name="T6">(NF 3.1)</text:span></text:p>
        </text:list-item>
        <text:list-item>
          <text:p text:style-name="P20">index page <text:span text:style-name="T5">which is the main page everyone will go to when first in the website so its the base starting point </text:span><text:span text:style-name="T6">(F3.3)</text:span></text:p>
        </text:list-item>
        <text:list-item>
          <text:p text:style-name="P20">navigation and top bar <text:span text:style-name="T5">because you cant navigate the website to the different pages without them and its logical to have the layout there and ready </text:span><text:span text:style-name="T6">(F 3.1)</text:span></text:p>
        </text:list-item>
        <text:list-item>
          <text:p text:style-name="P20">registration <text:span text:style-name="T5">since this is how people will start using the system its the first page that needs to function with the database and is important so users can start with the company </text:span><text:span text:style-name="T6">(F1.1)</text:span></text:p>
        </text:list-item>
        <text:list-item>
          <text:p text:style-name="P20">very basic css to just make sure I can see it correctly so I can test properly </text:p>
        </text:list-item>
      </text:list>
      <text:h text:style-name="Heading_20_3" text:outline-level="3"><text:bookmark-start text:name="__RefHeading___Toc775_3961093915"/><text:span text:style-name="T7">W</text:span>hat have I made <text:bookmark-end text:name="__RefHeading___Toc775_3961093915"/></text:h>
      <text:p text:style-name="P21"><text:span text:style-name="T5">I have made what I have said Ive made a data base with all my tables including the audit tables for later </text:span><text:span text:style-name="T8">Ive done the user staff and booking table and connected them via the foreign and primary keys, this was important as my code and system is reliant on the database to store and use data from it. Ive also done the index page I have not added any images yet or css but Ive put the text on the index page as its important key information for the system, as well as a title for the company on the page to make it clear. With the nav and top bar I have made them both so Ive got a structure to work with and I’m able to navigate through the pages, this just makes me able to see how everything works and allow me to build up and connect the pages to make sure I can navigate through them and test different parts easily without forgetting any pages or not having a structure. The registration works as well it allows input for all the correct boxes and </text:span><text:span text:style-name="T7">the date allows you to select a date which means no one can enter malicious input into that box, and in the code I’m filtering the inputs to make sure that the inputs don’t have any malicious code and any usernames are checked to make sure they are not the same as any other, this means when we go pull the username and password when a user logs in we don’t have serval of the same usernames with passwords which could cause security issues if someone guessed another persons password with the same username, so we stop data redundancy by doing this. Lastly Ive used some very basic css just to make my website readable putting content in the middle and structuring it so its not confusing and easier to test and see if it looks and works how it should. </text:span></text:p>
      <text:p text:style-name="Text_20_body"/>
      <text:h text:style-name="Heading_20_1" text:outline-level="1"><text:bookmark-start text:name="__RefHeading___Toc777_3961093915"/><text:soft-page-break/>Version 2 <text:bookmark-end text:name="__RefHeading___Toc777_3961093915"/></text:h>
      <text:h text:style-name="Heading_20_3" text:outline-level="3"><text:bookmark-start text:name="__RefHeading___Toc779_3961093915"/>What do I <text:span text:style-name="T9">now</text:span> plan to make <text:bookmark-end text:name="__RefHeading___Toc779_3961093915"/></text:h>
      <text:p text:style-name="P19">These are the must haves for the website, this includes:</text:p>
      <text:list text:continue-list="list2232085679" text:style-name="L2">
        <text:list-item>
          <text:p text:style-name="P22">login <text:span text:style-name="T10">for users so they can access account using there details</text:span><text:span text:style-name="T6">(F1.2)</text:span></text:p>
        </text:list-item>
        <text:list-item>
          <text:p text:style-name="P15">logout <text:span text:style-name="T10">so they can make sure there account is secure by logging out</text:span><text:span text:style-name="T6">(F1.8)</text:span></text:p>
        </text:list-item>
        <text:list-item>
          <text:p text:style-name="P22">book <text:span text:style-name="T10">to book appointments for users </text:span><text:span text:style-name="T6">(F1.3)</text:span></text:p>
        </text:list-item>
        <text:list-item>
          <text:p text:style-name="P22">view bookings <text:span text:style-name="T10">so they know there upcoming and what they have booked</text:span><text:span text:style-name="T6">(F1.7)</text:span></text:p>
        </text:list-item>
        <text:list-item>
          <text:p text:style-name="P22">cancel bookings <text:span text:style-name="T10">if they cant make it as there could be issues</text:span><text:span text:style-name="T6">(F1.4)</text:span></text:p>
        </text:list-item>
        <text:list-item>
          <text:p text:style-name="P22">staff register <text:span text:style-name="T10">so staff can make an account so users can book with them</text:span><text:span text:style-name="T6">(f2.2)</text:span></text:p>
        </text:list-item>
        <text:list-item>
          <text:p text:style-name="P22">staff login <text:span text:style-name="T10">to access there account with there details </text:span><text:span text:style-name="T6">(F2.1)</text:span></text:p>
        </text:list-item>
        <text:list-item>
          <text:p text:style-name="P22">staff view bookings <text:span text:style-name="T10">so they know when to be at each appointment </text:span><text:span text:style-name="T6">(F2.3)</text:span></text:p>
        </text:list-item>
        <text:list-item>
          <text:p text:style-name="P22">staff cancel bookings <text:span text:style-name="T10">if they cant make there appointment </text:span><text:span text:style-name="T6">(F2.5)</text:span></text:p>
        </text:list-item>
      </text:list>
      <text:h text:style-name="Heading_20_3" text:outline-level="3"><text:bookmark-start text:name="__RefHeading___Toc781_3961093915"/>Description of what Ive made <text:span text:style-name="T10">and what has changed</text:span><text:bookmark-end text:name="__RefHeading___Toc781_3961093915"/></text:h>
      <text:p text:style-name="P23">I have made a users system that has the log in page that works correctly and can handle errors, once logged in they can only see pages bookings, book and logout, I have made each of these pages. Booking so you can book an appointments by setting a date, time and person for the appointment, it dose this in boxes and not inputs so uses have to select an option, this stops any m<text:span text:style-name="T11">al</text:span>sluise inputs into the system. Then once they have booked it sends them to the bookings page where they can see all there bookings, all information like date and time the appointment is and when they booked the appointment as well as who its with. It also allows them to cancel the appointment, since the system is made for busy working people they may need to cancel appointments if something’s comes up so its important to be able to to this. Lastly users can log out taking them back to the home page where they can only see login and register pages so there account is secure. </text:p>
      <text:p text:style-name="P23">For staff Ive done the same, a register page which once registered means users can book with the staff member, they can login to there account with there details they register with, <text:span text:style-name="T12">once login in they can see there bookings </text:span><text:span text:style-name="T13">and see the same details as the user, as well as cancelling if needed</text:span></text:p>
      <text:h text:style-name="Heading_20_3" text:outline-level="3"><text:bookmark-start text:name="__RefHeading___Toc783_3961093915"/>Evaluation <text:bookmark-end text:name="__RefHeading___Toc783_3961093915"/></text:h>
      <text:p text:style-name="P24"><text:span text:style-name="T11">This system is so fair going to plan, later on I might now plan to add in some details under the register that will meet the </text:span><text:span text:style-name="T14">data protection act and tell users why there data is being collected and used. The log in and register are good and secure and should be able to handle most inputs even if incorrect, making it secure as I can make it. When you log in it also only then will show you the booking pages and only allow users to see there own bookings which stops anyone making booking when they are not supposed to and users from seeing others appointments and details. Its also quite accessible as its simple and easy to use and navigate. </text:span><text:span text:style-name="T15">It could have more accessibility features like a voice being able to read out the text but as I don’t have the technical</text:span><text:span text:style-name="T14"> </text:span><text:span text:style-name="T15">skills to be able to do this yet, it also needs some design which will come next. But so fair it has gone to plan and ive got all the working pages it needs at a good quality. </text:span></text:p>
      <text:h text:style-name="P25" text:outline-level="1"><text:bookmark-start text:name="__RefHeading___Toc785_3961093915"/><text:soft-page-break/>Version <text:span text:style-name="T16">3</text:span> <text:bookmark-end text:name="__RefHeading___Toc785_3961093915"/></text:h>
      <text:h text:style-name="P26" text:outline-level="3"><text:bookmark-start text:name="__RefHeading___Toc787_3961093915"/>What do I <text:span text:style-name="T9">now</text:span> plan to make <text:bookmark-end text:name="__RefHeading___Toc787_3961093915"/></text:h>
      <text:p text:style-name="P19">These are the nice to haves:</text:p>
      <text:list text:continue-list="list1869952949" text:style-name="L3">
        <text:list-item>
          <text:p text:style-name="P27">css for the website to make it look nic<text:span text:style-name="T6">e, make it accessible, make it so users want to use and stay on the website.(NF3.8)</text:span></text:p>
        </text:list-item>
        <text:list-item>
          <text:p text:style-name="P27">changing appointments <text:span text:style-name="T6">(F1.6)</text:span></text:p>
        </text:list-item>
        <text:list-item>
          <text:p text:style-name="P27">auditing <text:span text:style-name="T6">to log what users and stff are doing on the system(NF 1.1 and 2.1)</text:span></text:p>
        </text:list-item>
        <text:list-item>
          <text:p text:style-name="P27">staff change booking <text:span text:style-name="T6">(F2.4)</text:span></text:p>
        </text:list-item>
        <text:list-item>
          <text:p text:style-name="P27">view of products available <text:span text:style-name="T6">from the compney for users to veiw and equire about (F1.9)</text:span></text:p>
        </text:list-item>
        <text:list-item>
          <text:p text:style-name="P28">accessibility and legislation requirements <text:span text:style-name="T6">(NF 3.8 and 3.9)</text:span></text:p>
        </text:list-item>
        <text:list-item>
          <text:p text:style-name="P29">password ch<text:span text:style-name="T17">e</text:span>ck <text:span text:style-name="T6">to make sure users have a strong password to keep data safe(NF1.3)</text:span></text:p>
        </text:list-item>
        <text:list-item>
          <text:p text:style-name="P30">carbon calculator link<text:span text:style-name="T6">(F1.5)</text:span></text:p>
        </text:list-item>
      </text:list>
      <text:h text:style-name="P26" text:outline-level="3"><text:bookmark-start text:name="__RefHeading___Toc789_3961093915"/>Description of what Ive made <text:span text:style-name="T10">and what has change</text:span><text:bookmark-end text:name="__RefHeading___Toc789_3961093915"/></text:h>
      <text:p text:style-name="P31">I have included a link to a carbon calculator in the home page <text:span text:style-name="T9">from the government website and an other calculator to see carbon emissions in future</text:span>, <text:span text:style-name="T15">Ive also added in some text to comply with DPA </text:span><text:span text:style-name="T18">in the register page. Ive made the website look nice with CSS and made my page to look like what I had designed, I have stuck with the design as i think its mostly accessible, green can be one that people are colour blind off but Ive made it a darker green at the top so they would at least be able to tell its a darker colour and have some contrast. The tinted background is good as its not so bold so people with learning disablitys or visual imarements can still read it more clearly, Ive also made sure there is not too much text as well. The top bar is bold and black to make it stand out making sure anyone can see and user it so its easy to navigate as well as making sure the submit button looks like a button so its clear what its for and not reliant on colour. Ive also added images to make it more friendly so users feel more inclined to use and read the website. Auditing has also been done this logs any actions a user or member of staff takes on the website, it logs who and what they where doing so if there is any strange activity or security breaches its easy to find who did it and be able to stop the account or contact them. Ive added a page which allows users to view the products available that Ive been given, it means they are aware of what they can get from the company and what they do. </text:span><text:span text:style-name="T19">When users log in password are checked to make sure they are strong, its stops security breaches and will reject users if they don’t have a strong enough password. </text:span><text:span text:style-name="T20">Ive also made it so staff and users can change there bookings, this is important because the users are likely to be busy and working so they will need to be able to edit if something comes up. This allows more flexibility and fits to requirements for these users as well as allowing the staff some flexiblity if a appointment runs over.</text:span></text:p>
      <text:h text:style-name="P26" text:outline-level="3"><text:bookmark-start text:name="__RefHeading___Toc791_3961093915"/>Evaluation <text:bookmark-end text:name="__RefHeading___Toc791_3961093915"/></text:h>
      <text:p text:style-name="P32">Did not have the skills to do carbon calculator and I resiled this as I started designing my website so I have not put this in or coded it myself but I have included a link to a carbon calculator in the home page <text:span text:style-name="T9">from the government website and a other calculator to see carbon emissions in future</text:span>, <text:span text:style-name="T15">Ive also added in some text to comply with DPA </text:span><text:span text:style-name="T18">in the register page just telling users how we are using there information</text:span><text:span text:style-name="T15"> and make it more accessible. </text:span><text:span text:style-name="T18">The logo I have used one off line but if I was making this in industry id make one or use a royalty free image. </text:span><text:span text:style-name="T19">Ive put down all the basic products listed that they offer. </text:span><text:span text:style-name="T21">It has followed my design so far as well and hasn’t changed much at all. </text:span><text:span text:style-name="T22">The auditing </text:span><text:soft-page-break/><text:span text:style-name="T22">will be important and admins will be able to keep an I on how users are using the system and be able to make sure its secure. </text:span><text:span text:style-name="T20">The changing has been done but was quite hard to fix with lots of errors however its been fixed and should work as this is a key part of the system. Overall not much changed from plan I did try to do a profile section but ran out of time but you can see the idea of what I was doing and managed to mostly stay to plan and make sure everything runs and works as it should.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08:53:31.649916900</meta:creation-date>
    <dc:date>2025-11-25T14:28:55.828685100</dc:date>
    <meta:editing-duration>PT5H33M49S</meta:editing-duration>
    <meta:editing-cycles>21</meta:editing-cycles>
    <meta:generator>LibreOffice/25.8.2.2$Windows_X86_64 LibreOffice_project/d401f2107ccab8f924a8e2df40f573aab7605b6f</meta:generator>
    <meta:document-statistic meta:table-count="0" meta:image-count="0" meta:object-count="0" meta:page-count="9" meta:paragraph-count="119" meta:word-count="3058" meta:character-count="16158" meta:non-whitespace-character-count="13213"/>
  </office:meta>
</office:document-meta>
</file>